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65cm" fo:min-width="7.7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0.532cm" fo:min-width="0.40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="solid" draw:fill-color="#fff200" draw:opacity="42%" draw:textarea-horizontal-align="justify" draw:textarea-vertical-align="middle" draw:auto-grow-height="false" fo:min-height="2.014cm" fo:min-width="4.662cm"/>
    </style:style>
    <style:style style:name="gr5" style:family="graphic" style:parent-style-name="standard">
      <style:graphic-properties svg:stroke-color="#000000" draw:fill="solid" draw:fill-color="#729fcf" draw:opacity="57%" draw:textarea-horizontal-align="justify" draw:textarea-vertical-align="middle" draw:auto-grow-height="false" fo:min-height="2.014cm" fo:min-width="4.662cm"/>
    </style:style>
    <style:style style:name="gr6" style:family="graphic" style:parent-style-name="standard">
      <style:graphic-properties svg:stroke-color="#000000" draw:fill="solid" draw:fill-color="#f04e4d" draw:opacity="46%" draw:textarea-horizontal-align="justify" draw:textarea-vertical-align="middle" draw:auto-grow-height="false" fo:min-height="2.014cm" fo:min-width="4.662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05cm" fo:min-width="3.4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>
      <style:graphic-properties svg:stroke-color="#000000" draw:fill-color="#7da7d8" draw:textarea-horizontal-align="justify" draw:textarea-vertical-align="middle" draw:auto-grow-height="false" fo:min-height="1.135cm" fo:min-width="2.528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163cm" fo:min-width="2.75cm"/>
    </style:style>
    <style:style style:name="gr11" style:family="graphic" style:parent-style-name="standard">
      <style:graphic-properties svg:stroke-color="#000000" draw:fill="solid" draw:fill-color="#fff450" draw:textarea-horizontal-align="justify" draw:textarea-vertical-align="middle" draw:auto-grow-height="false" fo:min-height="0.393cm" fo:min-width="0.69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85cm" fo:min-width="0.2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17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7da7d8" draw:textarea-horizontal-align="justify" draw:textarea-vertical-align="middle" draw:auto-grow-height="false" fo:min-height="1.861cm" fo:min-width="3.743cm"/>
    </style:style>
    <style:style style:name="gr19" style:family="graphic" style:parent-style-name="standard">
      <style:graphic-properties svg:stroke-color="#000000" draw:fill="solid" draw:fill-color="#fff450" draw:textarea-horizontal-align="justify" draw:textarea-vertical-align="middle" draw:auto-grow-height="false" fo:min-height="0.531cm" fo:min-width="0.7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23cm"/>
    </style:style>
    <style:style style:name="gr22" style:family="graphic" style:parent-style-name="standard">
      <style:graphic-properties svg:stroke-color="#000000" draw:fill="solid" draw:fill-color="#fff450" draw:textarea-horizontal-align="justify" draw:textarea-vertical-align="middle" draw:auto-grow-height="false" fo:min-height="0.392cm" fo:min-width="0.69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7cm" fo:min-width="0.02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14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</style:style>
    <style:style style:name="gr27" style:family="graphic" style:parent-style-name="standard">
      <style:graphic-properties svg:stroke-color="#ff0000" draw:fill-color="#ffffff" draw:textarea-horizontal-align="justify" draw:textarea-vertical-align="middle" draw:auto-grow-height="false" fo:min-height="1.135cm" fo:min-width="2.527cm"/>
    </style:style>
    <style:style style:name="gr28" style:family="graphic" style:parent-style-name="standard">
      <style:graphic-properties svg:stroke-color="#ff0000" draw:fill-color="#ffffff" draw:textarea-horizontal-align="justify" draw:textarea-vertical-align="middle" draw:auto-grow-height="false" fo:min-height="1.201cm" fo:min-width="2.671cm"/>
    </style:style>
    <style:style style:name="gr29" style:family="graphic" style:parent-style-name="standard">
      <style:graphic-properties svg:stroke-color="#000000" draw:fill="solid" draw:fill-color="#fff450" draw:textarea-horizontal-align="justify" draw:textarea-vertical-align="middle" draw:auto-grow-height="false" fo:min-height="0.15cm" fo:min-width="0cm"/>
    </style:style>
    <style:style style:name="gr30" style:family="graphic" style:parent-style-name="standard">
      <style:graphic-properties svg:stroke-color="#000000" draw:marker-end="Short_20_line_20_Arrow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200" draw:opacity="42%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solid" draw:fill-color="#729fcf" draw:opacity="57%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04e4d" draw:opacity="46%"/>
      <style:paragraph-properties fo:line-height="100%"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style:font-name="Liberation Sans1" fo:font-size="18pt" style:font-size-asian="18pt" style:font-size-complex="18pt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-color="#7da7d8"/>
      <style:paragraph-properties fo:line-height="115%" fo:text-align="center"/>
      <style:text-properties fo:font-size="14pt" style:font-size-asian="14pt" style:font-size-complex="14pt"/>
    </style:style>
    <style:style style:name="P12" style:family="paragraph">
      <style:paragraph-properties fo:line-height="115%"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fff450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paragraph-properties fo:line-height="115%"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0.9cm" svg:x="6.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cm" svg:height="1.104cm" svg:x="2.153cm" svg:y="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75cm" svg:y1="5.956cm" svg:x2="2.75cm" svg:y2="8.162cm">
          <text:p/>
        </draw:line>
        <draw:line draw:style-name="gr3" draw:text-style-name="P1" draw:layer="layout" svg:x1="2.75cm" svg:y1="8.162cm" svg:x2="3.9cm" svg:y2="10.1cm">
          <text:p/>
        </draw:line>
        <draw:line draw:style-name="gr3" draw:text-style-name="P1" draw:layer="layout" svg:x1="2.75cm" svg:y1="8.162cm" svg:x2="1.8cm" svg:y2="10.2cm">
          <text:p/>
        </draw:line>
        <draw:line draw:style-name="gr3" draw:text-style-name="P1" draw:layer="layout" svg:x1="2.75cm" svg:y1="6.544cm" svg:x2="4.2cm" svg:y2="7.059cm">
          <text:p/>
        </draw:line>
        <draw:line draw:style-name="gr3" draw:text-style-name="P1" draw:layer="layout" svg:x1="2.75cm" svg:y1="6.544cm" svg:x2="1.3cm" svg:y2="7.059cm">
          <text:p/>
        </draw:line>
        <draw:custom-shape draw:style-name="gr4" draw:text-style-name="P4" draw:layer="layout" svg:width="7.3cm" svg:height="3.2cm" svg:x="6.6cm" svg:y="2.3cm">
          <text:p text:style-name="P3"><text:span text:style-name="T1">Jogar jogo</text:span></text:p>
          <text:p text:style-name="P3"><text:span text:style-name="T1">da velha contra o</text:span></text:p>
          <text:p text:style-name="P3"><text:span text:style-name="T1">comput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7.3cm" svg:height="3.2cm" svg:x="6.6cm" svg:y="5.9cm">
          <text:p text:style-name="P3"><text:span text:style-name="T2">Análise</text:span></text:p>
          <text:p text:style-name="P3"><text:span text:style-name="T3">Jogo contra si mesmo, o</text:span></text:p>
          <text:p text:style-name="P3"><text:span text:style-name="T3">computador mostra qual é </text:span></text:p>
          <text:p text:style-name="P3"><text:span text:style-name="T3">a melhor jogada</text:span></text:p>
          <text:p text:style-name="P3"><text:span text:style-name="T3">possí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7.3cm" svg:height="3.2cm" svg:x="6.6cm" svg:y="9.4cm">
          <text:p text:style-name="P6"><text:span text:style-name="T2">Gerar arquivo</text:span></text:p>
          <text:p text:style-name="P7"><text:span text:style-name="T4">Contendo todas as</text:span></text:p>
          <text:p text:style-name="P7"><text:span text:style-name="T4">posições possíveis do jogo</text:span></text:p>
          <text:p text:style-name="P7"><text:span text:style-name="T4">e qual a melhor jogada em </text:span></text:p>
          <text:p text:style-name="P7"><text:span text:style-name="T4">cada caso</text:span><text:span text:style-name="T2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3.9cm" svg:height="1.3cm" svg:x="8.5cm" svg:y="0.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cm" svg:y1="5.7cm" svg:x2="6.8cm" svg:y2="4.5cm">
          <text:p/>
        </draw:line>
        <draw:line draw:style-name="gr8" draw:text-style-name="P1" draw:layer="layout" svg:x1="4.4cm" svg:y1="7.3cm" svg:x2="6.7cm" svg:y2="7.4cm">
          <text:p/>
        </draw:line>
        <draw:line draw:style-name="gr8" draw:text-style-name="P1" draw:layer="layout" svg:x1="4.3cm" svg:y1="8.5cm" svg:x2="7cm" svg:y2="10.2cm">
          <text:p/>
        </draw:line>
        <draw:custom-shape draw:style-name="gr9" draw:text-style-name="P11" draw:layer="layout" svg:width="3.028cm" svg:height="1.385cm" svg:x="10.494cm" svg:y="17.584cm">
          <text:p text:style-name="P10"><text:span text:style-name="T3">Usuário</text:span></text:p>
          <text:p text:style-name="P10"><text:span text:style-name="T3">Jog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3.25cm" svg:height="1.413cm" svg:x="10.364cm" svg:y="21.905cm">
          <text:p text:style-name="P10"><text:span text:style-name="T3">Computador</text:span></text:p>
          <text:p text:style-name="P10"><text:span text:style-name="T3">Jog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" draw:id="id5" draw:layer="layout" svg:width="2.385cm" svg:height="1.285cm" svg:x="10.8cm" svg:y="19.703cm">
          <text:p text:style-name="P3"><text:span text:style-name="T5">fim de</text:span></text:p>
          <text:p text:style-name="P3"><text:span text:style-name="T5">jog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0.734cm" svg:height="0.735cm" svg:x="3.816cm" svg:y="17.96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13" draw:text-style-name="P15" draw:layer="layout" svg:width="1.56cm" svg:height="1.144cm" svg:x="12.699cm" svg:y="19.612cm">
          <draw:text-box>
            <text:p><text:span text:style-name="T5">Sim</text:span></text:p>
          </draw:text-box>
        </draw:frame>
        <draw:frame draw:style-name="gr14" draw:text-style-name="P15" draw:layer="layout" svg:width="1.312cm" svg:height="0.757cm" svg:x="11.965cm" svg:y="21.057cm">
          <draw:text-box>
            <text:p><text:span text:style-name="T5">Não</text:span></text:p>
          </draw:text-box>
        </draw:frame>
        <draw:frame draw:style-name="gr15" draw:text-style-name="P16" draw:layer="layout" svg:width="2.682cm" svg:height="0.962cm" svg:x="1.5cm" svg:y="10.4cm">
          <draw:text-box>
            <text:p>Usuário</text:p>
          </draw:text-box>
        </draw:frame>
        <draw:frame draw:style-name="gr16" draw:text-style-name="P16" draw:layer="layout" svg:width="6.281cm" svg:height="0.962cm" svg:x="7.219cm" svg:y="0.938cm">
          <draw:text-box>
            <text:p><text:span text:style-name="T6">Funções do Sistema</text:span></text:p>
          </draw:text-box>
        </draw:frame>
        <draw:line draw:style-name="gr17" draw:text-style-name="P1" draw:layer="layout" svg:x1="11.993cm" svg:y1="18.97cm" svg:x2="11.993cm" svg:y2="19.704cm">
          <text:p/>
        </draw:line>
        <draw:line draw:style-name="gr17" draw:text-style-name="P1" draw:layer="layout" svg:x1="11.993cm" svg:y1="20.988cm" svg:x2="11.993cm" svg:y2="21.905cm">
          <text:p/>
        </draw:line>
        <draw:custom-shape draw:style-name="gr18" draw:text-style-name="P11" draw:layer="layout" svg:width="4.243cm" svg:height="2.111cm" svg:x="2.062cm" svg:y="19.428cm">
          <text:p text:style-name="P10"><text:span text:style-name="T3">Usuário</text:span></text:p>
          <text:p text:style-name="P10"><text:span text:style-name="T3">Informa se Deseja</text:span></text:p>
          <text:p text:style-name="P10"><text:span text:style-name="T3">Começar Jogando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" draw:id="id1" draw:layer="layout" svg:width="2.477cm" svg:height="1.559cm" svg:x="7.192cm" svg:y="19.612cm">
          <text:p text:style-name="P3"><text:span text:style-name="T5">usuário</text:span></text:p>
          <text:p text:style-name="P3"><text:span text:style-name="T5">começ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8.431cm" svg:y1="19.612cm" svg:x2="10.525cm" svg:y2="15.992cm" draw:start-shape="id1" draw:start-glue-point="4" draw:end-shape="id2" draw:end-glue-point="3" svg:d="M8431 19612v-3620h2094" svg:viewBox="0 0 2095 3621">
          <text:p/>
        </draw:connector>
        <draw:connector draw:style-name="gr17" draw:text-style-name="P1" draw:layer="layout" svg:x1="8.431cm" svg:y1="21.171cm" svg:x2="10.364cm" svg:y2="22.611cm" draw:start-shape="id1" draw:start-glue-point="6" draw:end-shape="id3" svg:d="M8431 21171v1440h1933" svg:viewBox="0 0 1934 1441">
          <text:p/>
        </draw:connector>
        <draw:frame draw:style-name="gr20" draw:text-style-name="P15" draw:layer="layout" svg:width="1.234cm" svg:height="0.725cm" svg:x="8.54cm" svg:y="17.754cm">
          <draw:text-box>
            <text:p><text:span text:style-name="T5">Sim</text:span></text:p>
          </draw:text-box>
        </draw:frame>
        <draw:frame draw:style-name="gr21" draw:text-style-name="P15" draw:layer="layout" svg:width="1.281cm" svg:height="0.725cm" svg:x="8.54cm" svg:y="22.617cm">
          <draw:text-box>
            <text:p><text:span text:style-name="T5">Não</text:span></text:p>
          </draw:text-box>
        </draw:frame>
        <draw:line draw:style-name="gr17" draw:text-style-name="P1" draw:layer="layout" svg:x1="6.305cm" svg:y1="20.438cm" svg:x2="7.192cm" svg:y2="20.438cm">
          <text:p/>
        </draw:line>
        <draw:custom-shape draw:style-name="gr22" draw:text-style-name="P13" xml:id="id4" draw:id="id4" draw:layer="layout" svg:width="2.386cm" svg:height="1.284cm" svg:x="10.769cm" svg:y="24.016cm">
          <text:p text:style-name="P3"><text:span text:style-name="T5">fim de</text:span></text:p>
          <text:p text:style-name="P3"><text:span text:style-name="T5">jog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4" draw:layer="layout" svg:width="0.734cm" svg:height="0.734cm" svg:x="16.803cm" svg:y="2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0.551cm" svg:height="0.551cm" svg:x="16.894cm" svg:y="2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5" draw:layer="layout" svg:width="1.274cm" svg:height="1.145cm" svg:x="12.699cm" svg:y="23.993cm">
          <draw:text-box>
            <text:p><text:span text:style-name="T5">Sim</text:span></text:p>
          </draw:text-box>
        </draw:frame>
        <draw:frame draw:style-name="gr26" draw:text-style-name="P15" draw:layer="layout" svg:width="1.312cm" svg:height="0.756cm" svg:x="11.965cm" svg:y="25.667cm">
          <draw:text-box>
            <text:p><text:span text:style-name="T5">Não</text:span></text:p>
          </draw:text-box>
        </draw:frame>
        <draw:line draw:style-name="gr17" draw:text-style-name="P1" draw:layer="layout" svg:x1="11.962cm" svg:y1="23.282cm" svg:x2="11.962cm" svg:y2="24.016cm">
          <text:p/>
        </draw:line>
        <draw:line draw:style-name="gr17" draw:text-style-name="P1" draw:layer="layout" svg:x1="4.2cm" svg:y1="18.7cm" svg:x2="4.2cm" svg:y2="19.4cm">
          <text:p/>
        </draw:line>
        <draw:connector draw:style-name="gr17" draw:text-style-name="P1" draw:layer="layout" draw:line-skew="0cm 4.948cm" svg:x1="11.962cm" svg:y1="25.3cm" svg:x2="13.552cm" svg:y2="15.992cm" draw:start-shape="id4" draw:start-glue-point="6" draw:end-shape="id2" draw:end-glue-point="1" svg:d="M11962 25300v502h7038v-9810h-5448" svg:viewBox="0 0 7039 9811">
          <text:p/>
        </draw:connector>
        <draw:custom-shape draw:style-name="gr27" draw:text-style-name="P18" xml:id="id2" draw:id="id2" draw:layer="layout" svg:width="3.027cm" svg:height="1.385cm" svg:x="10.525cm" svg:y="15.3cm">
          <text:p text:style-name="P10"><text:span text:style-name="T3">Imprime</text:span></text:p>
          <text:p text:style-name="P10"><text:span text:style-name="T3">Jogo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2.084cm" svg:y1="16.676cm" svg:x2="12.084cm" svg:y2="17.593cm">
          <text:p/>
        </draw:line>
        <draw:custom-shape draw:style-name="gr28" draw:text-style-name="P18" draw:layer="layout" svg:width="3.171cm" svg:height="1.451cm" svg:x="15.537cm" svg:y="21.615cm">
          <text:p text:style-name="P10"><text:span text:style-name="T3">Imprime</text:span></text:p>
          <text:p text:style-name="P10"><text:span text:style-name="T3">Jogo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7.137cm" svg:y1="23.066cm" svg:x2="17.137cm" svg:y2="23.966cm">
          <text:p/>
        </draw:line>
        <draw:custom-shape draw:style-name="gr29" draw:text-style-name="P13" xml:id="id6" draw:id="id6" draw:layer="layout" svg:width="0.808cm" svg:height="0.8cm" svg:x="14.1cm" svg:y="22.015cm">
          <text:p text:style-name="P3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3" draw:layer="layout" svg:x1="13.185cm" svg:y1="20.346cm" svg:x2="14.504cm" svg:y2="22.015cm" draw:start-shape="id5" draw:start-glue-point="7" draw:end-shape="id6" draw:end-glue-point="4" svg:d="M13185 20346h1319v1669" svg:viewBox="0 0 1320 1670">
          <text:p/>
        </draw:connector>
        <draw:connector draw:style-name="gr30" draw:text-style-name="P3" draw:layer="layout" svg:x1="13.155cm" svg:y1="24.658cm" svg:x2="14.504cm" svg:y2="22.815cm" draw:start-shape="id4" draw:start-glue-point="7" draw:end-shape="id6" draw:end-glue-point="6" svg:d="M13155 24658h1349v-1843" svg:viewBox="0 0 1350 1844">
          <text:p/>
        </draw:connector>
        <draw:line draw:style-name="gr17" draw:text-style-name="P1" draw:layer="layout" svg:x1="14.908cm" svg:y1="22.415cm" svg:x2="15.508cm" svg:y2="22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1:27:45.061081591</meta:creation-date>
    <dc:date>2019-11-29T10:56:14.558000000</dc:date>
    <meta:editing-duration>PT41M15S</meta:editing-duration>
    <meta:editing-cycles>5</meta:editing-cycles>
    <meta:generator>LibreOffice/5.2.2.2$Windows_x86 LibreOffice_project/8f96e87c890bf8fa77463cd4b640a2312823f3ad</meta:generator>
    <meta:document-statistic meta:object-count="47"/>
  </office:meta>
</office:document-meta>
</file>